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d97" officeooo:paragraph-rsid="0017fd97"/>
    </style:style>
    <style:style style:name="P2" style:family="paragraph" style:parent-style-name="Standard">
      <style:text-properties officeooo:rsid="0017fd97" officeooo:paragraph-rsid="001848d7"/>
    </style:style>
    <style:style style:name="P3" style:family="paragraph" style:parent-style-name="Standard">
      <style:text-properties officeooo:rsid="001848d7" officeooo:paragraph-rsid="001848d7"/>
    </style:style>
    <style:style style:name="P4" style:family="paragraph" style:parent-style-name="Preformatted_20_Text">
      <style:text-properties officeooo:rsid="0017fd97" officeooo:paragraph-rsid="0017fd97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  <style:text-properties fo:background-color="#ffff00"/>
    </style:style>
    <style:style style:name="P7" style:family="paragraph" style:parent-style-name="Standard">
      <style:text-properties officeooo:rsid="0017fd97" officeooo:paragraph-rsid="0017fd97"/>
    </style:style>
    <style:style style:name="P8" style:family="paragraph" style:parent-style-name="Standard">
      <style:text-properties officeooo:rsid="001862a9" officeooo:paragraph-rsid="001862a9"/>
    </style:style>
    <style:style style:name="T1" style:family="text">
      <style:text-properties officeooo:rsid="001848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# подсчет строк в файле train.tar.gz</text:p>
      <text:p text:style-name="P1"># 29 989 753</text:p>
      <text:p text:style-name="P1">#CPU times: user 5min 51s, sys: 9.14 s, total: 6min 1s</text:p>
      <text:p text:style-name="P1">#Wall time: 6min 5s</text:p>
      <text:p text:style-name="P1"/>
      <text:p text:style-name="P1"># подсчет строк в файле test.tar.gz</text:p>
      <text:p text:style-name="P1"># 1 317 220</text:p>
      <text:p text:style-name="P1"/>
      <text:p text:style-name="P1"/>
      <text:p text:style-name="P1"/>
      <text:p text:style-name="P1"/>
      <text:p text:style-name="P1"/>
      <text:p text:style-name="P1"># Проверка уникальностей для каждого столбца train</text:p>
      <text:p text:style-name="P8">выведено количество уникальных значений в каждом столбце</text:p>
      <text:p text:style-name="P8"/>
      <text:p text:style-name="P4">train.csv 259201</text:p>
      <text:p text:style-name="Preformatted_20_Text">label 3 [ 0. <text:s/>1. nan]</text:p>
      <text:p text:style-name="Preformatted_20_Text">C1 968 188</text:p>
      <text:p text:style-name="Preformatted_20_Text">C2 88 651</text:p>
      <text:p text:style-name="Preformatted_20_Text">C3 5 931</text:p>
      <text:p text:style-name="Preformatted_20_Text">C4 32 205</text:p>
      <text:p text:style-name="Preformatted_20_Text">C5 99</text:p>
      <text:p text:style-name="Preformatted_20_Text">C6 3 806</text:p>
      <text:p text:style-name="Preformatted_20_Text">C7 4 [ 2. <text:s/>0. <text:s/>1. nan]</text:p>
      <text:p text:style-name="Preformatted_20_Text">C8 452</text:p>
      <text:p text:style-name="Preformatted_20_Text">C9 102</text:p>
      <text:p text:style-name="Preformatted_20_Text">C10 1325</text:p>
      <text:p text:style-name="Preformatted_20_Text">CG1 2 096 666</text:p>
      <text:p text:style-name="Preformatted_20_Text">CG2 148 996</text:p>
      <text:p text:style-name="Preformatted_20_Text">CG3 239 353</text:p>
      <text:p text:style-name="Preformatted_20_Text">l1 20 444</text:p>
      <text:p text:style-name="Preformatted_20_Text">l2 87</text:p>
      <text:p text:style-name="Preformatted_20_Text">C11 3 [ 0. <text:s/>1. nan]</text:p>
      <text:p text:style-name="P5">C12 9 [106. 103. 105. 104. 107. 100. 101. 102. <text:s/>nan]</text:p>
      <text:p text:style-name="P5">кликов- 76302.0 из <text:s/>29989.753 тыс. записей, это - <text:s/>0.254426903749424 %</text:p>
      <text:p text:style-name="P6">#Missing Data analysis for label1_train</text:p>
      <text:p text:style-name="P5">label number are - <text:s/>0 <text:s text:c="3"/>// <text:s text:c="3"/>%% - <text:s/>0.0</text:p>
      <text:p text:style-name="Preformatted_20_Text">C1 number are - <text:s/>0 <text:s text:c="3"/>// <text:s text:c="3"/>%% - <text:s/>0.0</text:p>
      <text:p text:style-name="Preformatted_20_Text">C2 number are - <text:s/>0 <text:s text:c="3"/>// <text:s text:c="3"/>%% - <text:s/>0.0</text:p>
      <text:p text:style-name="Preformatted_20_Text">C3 number are - <text:s/>0 <text:s text:c="3"/>// <text:s text:c="3"/>%% - <text:s/>0.0</text:p>
      <text:p text:style-name="Preformatted_20_Text">C4 number are - <text:s/>0 <text:s text:c="3"/>// <text:s text:c="3"/>%% - <text:s/>0.0</text:p>
      <text:p text:style-name="Preformatted_20_Text">C5 number are - <text:s/>0 <text:s text:c="3"/>// <text:s text:c="3"/>%% - <text:s/>0.0</text:p>
      <text:p text:style-name="Preformatted_20_Text">C6 number are - <text:s/>0 <text:s text:c="3"/>// <text:s text:c="3"/>%% - <text:s/>0.0</text:p>
      <text:p text:style-name="Preformatted_20_Text">C7 number are - <text:s/>0 <text:s text:c="3"/>// <text:s text:c="3"/>%% - <text:s/>0.0</text:p>
      <text:p text:style-name="Preformatted_20_Text">C8 number are - <text:s/>0 <text:s text:c="3"/>// <text:s text:c="3"/>%% - <text:s/>0.0</text:p>
      <text:p text:style-name="Preformatted_20_Text">C9 number are - <text:s/>0 <text:s text:c="3"/>// <text:s text:c="3"/>%% - <text:s/>0.0</text:p>
      <text:p text:style-name="Preformatted_20_Text">C10 number are - <text:s/>0 <text:s text:c="3"/>// <text:s text:c="3"/>%% - <text:s/>0.0</text:p>
      <text:p text:style-name="Preformatted_20_Text">CG1 number are - <text:s/>616 <text:s text:c="3"/>// <text:s text:c="3"/>%% - <text:s/>0.0</text:p>
      <text:p text:style-name="Preformatted_20_Text">CG2 number are - <text:s/>36059 <text:s text:c="3"/>// <text:s text:c="3"/>%% - <text:s/>47.0</text:p>
      <text:p text:style-name="Preformatted_20_Text">CG3 number are - <text:s/>48590 <text:s text:c="3"/>// <text:s text:c="3"/>%% - <text:s/>63.0</text:p>
      <text:p text:style-name="Preformatted_20_Text">l1 number are - <text:s/>0 <text:s text:c="3"/>// <text:s text:c="3"/>%% - <text:s/>0.0</text:p>
      <text:p text:style-name="Preformatted_20_Text">l2 number are - <text:s/>0 <text:s text:c="3"/>// <text:s text:c="3"/>%% - <text:s/>0.0</text:p>
      <text:p text:style-name="Preformatted_20_Text">C11 number are - <text:s/>0 <text:s text:c="3"/>// <text:s text:c="3"/>%% - <text:s/>0.0</text:p>
      <text:p text:style-name="P5">C12 number are - <text:s/>0 <text:s text:c="3"/>// <text:s text:c="3"/>%% - <text:s/>0.0</text:p>
      <text:p text:style-name="Preformatted_20_Text"><text:soft-page-break/></text:p>
      <text:p text:style-name="P6">#Missing Data analysis for train</text:p>
      <text:p text:style-name="Preformatted_20_Text">label number are - <text:s/>1 <text:s text:c="3"/>// <text:s text:c="3"/>%% - <text:s/>0.0</text:p>
      <text:p text:style-name="Preformatted_20_Text">C1 number are - <text:s/>1 <text:s text:c="3"/>// <text:s text:c="3"/>%% - <text:s/>0.0</text:p>
      <text:p text:style-name="Preformatted_20_Text">C2 number are - <text:s/>1 <text:s text:c="3"/>// <text:s text:c="3"/>%% - <text:s/>0.0</text:p>
      <text:p text:style-name="Preformatted_20_Text">C3 number are - <text:s/>1 <text:s text:c="3"/>// <text:s text:c="3"/>%% - <text:s/>0.0</text:p>
      <text:p text:style-name="Preformatted_20_Text">C4 number are - <text:s/>1 <text:s text:c="3"/>// <text:s text:c="3"/>%% - <text:s/>0.0</text:p>
      <text:p text:style-name="Preformatted_20_Text">C5 number are - <text:s/>1 <text:s text:c="3"/>// <text:s text:c="3"/>%% - <text:s/>0.0</text:p>
      <text:p text:style-name="Preformatted_20_Text">C6 number are - <text:s/>1 <text:s text:c="3"/>// <text:s text:c="3"/>%% - <text:s/>0.0</text:p>
      <text:p text:style-name="Preformatted_20_Text">C7 number are - <text:s/>1 <text:s text:c="3"/>// <text:s text:c="3"/>%% - <text:s/>0.0</text:p>
      <text:p text:style-name="Preformatted_20_Text">C8 number are - <text:s/>1 <text:s text:c="3"/>// <text:s text:c="3"/>%% - <text:s/>0.0</text:p>
      <text:p text:style-name="Preformatted_20_Text">C9 number are - <text:s/>1 <text:s text:c="3"/>// <text:s text:c="3"/>%% - <text:s/>0.0</text:p>
      <text:p text:style-name="Preformatted_20_Text">C10 number are - <text:s/>1 <text:s text:c="3"/>// <text:s text:c="3"/>%% - <text:s/>0.0</text:p>
      <text:p text:style-name="Preformatted_20_Text">CG1 number are - <text:s/>94212 <text:s text:c="3"/>// <text:s text:c="3"/>%% - <text:s/>0.0</text:p>
      <text:p text:style-name="Preformatted_20_Text">CG2 number are - <text:s/>19500378 <text:s text:c="3"/>// <text:s text:c="3"/>%% - <text:s/>65.0</text:p>
      <text:p text:style-name="Preformatted_20_Text">CG3 number are - <text:s/>26905271 <text:s text:c="3"/>// <text:s text:c="3"/>%% - <text:s/>89.0</text:p>
      <text:p text:style-name="Preformatted_20_Text">l1 number are - <text:s/>1 <text:s text:c="3"/>// <text:s text:c="3"/>%% - <text:s/>0.0</text:p>
      <text:p text:style-name="Preformatted_20_Text">l2 number are - <text:s/>1 <text:s text:c="3"/>// <text:s text:c="3"/>%% - <text:s/>0.0</text:p>
      <text:p text:style-name="Preformatted_20_Text">C11 number are - <text:s/>1 <text:s text:c="3"/>// <text:s text:c="3"/>%% - <text:s/>0.0</text:p>
      <text:p text:style-name="P5">C12 number are - <text:s/>1 <text:s text:c="3"/>// <text:s text:c="3"/>%% - <text:s/>0.0</text:p>
      <text:p text:style-name="P5"/>
      <text:p text:style-name="Preformatted_20_Text"/>
      <text:p text:style-name="P5"/>
      <text:p text:style-name="P5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3T17:35:34.458494459</meta:creation-date>
    <dc:date>2019-09-16T09:18:31.073643998</dc:date>
    <meta:editing-duration>PT19M48S</meta:editing-duration>
    <meta:editing-cycles>4</meta:editing-cycles>
    <meta:generator>LibreOffice/6.3.1.2$Linux_X86_64 LibreOffice_project/522b3d05dbc14df140b4b4e8cb5fa288e6bf2465</meta:generator>
    <meta:document-statistic meta:table-count="0" meta:image-count="0" meta:object-count="0" meta:page-count="2" meta:paragraph-count="66" meta:word-count="463" meta:character-count="2044" meta:non-whitespace-character-count="1352"/>
  </office:meta>
</office:document-meta>
</file>